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396in" table:align="left" style:shadow="none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2.066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00ccff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32pt" fo:font-weight="bold" officeooo:rsid="001e6039" officeooo:paragraph-rsid="001e6039" style:font-size-asian="32pt" style:font-weight-asian="bold" style:font-size-complex="32pt" style:font-weight-complex="bold"/>
    </style:style>
    <style:style style:name="P2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e6039" officeooo:paragraph-rsid="001e6039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0106e" officeooo:paragraph-rsid="0020106e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0106e" officeooo:paragraph-rsid="0020106e"/>
    </style:style>
    <style:style style:name="T1" style:family="text">
      <style:text-properties officeooo:rsid="0020106e"/>
    </style:style>
    <style:style style:name="T2" style:family="text">
      <style:text-properties officeooo:rsid="00216263"/>
    </style:style>
    <style:style style:name="T3" style:family="text">
      <style:text-properties officeooo:rsid="00240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RUBRICA DE LAS PAGINAS <text:span text:style-name="T1">AMARILLAS</text:span> <text:span text:style-name="T1">POR PARTE DE LOS ENCARGADOS DE LOS PROYECT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">Pésima</text:p>
          </table:table-cell>
          <table:table-cell table:style-name="Table1.B1" office:value-type="string">
            <text:p text:style-name="P3">Mal</text:p>
          </table:table-cell>
          <table:table-cell table:style-name="Table1.B1" office:value-type="string">
            <text:p text:style-name="P3">Regular</text:p>
          </table:table-cell>
          <table:table-cell table:style-name="Table1.B1" office:value-type="string">
            <text:p text:style-name="P3">Bien</text:p>
          </table:table-cell>
          <table:table-cell table:style-name="Table1.F1" office:value-type="string">
            <text:p text:style-name="P3">Excelente</text:p>
          </table:table-cell>
        </table:table-row>
        <table:table-row>
          <table:table-cell table:style-name="Table1.A2" office:value-type="string">
            <text:p text:style-name="P5">Métrica</text:p>
          </table:table-cell>
          <table:table-cell table:style-name="Table1.B2" office:value-type="string">
            <text:p text:style-name="P3">La herramienta no satisface las necesidades en absoluto, no es intuitiva, no tiene datos de valor y no esta actualizada</text:p>
          </table:table-cell>
          <table:table-cell table:style-name="Table1.C2" office:value-type="string">
            <text:p text:style-name="P4">La herramienta no satisface las necesidades, es intuitiva pero no tiene datos de valor ni esta actualizada</text:p>
          </table:table-cell>
          <table:table-cell table:style-name="Table1.D2" office:value-type="string">
            <text:p text:style-name="P3">La herramienta es intuitiva, contiene algunos datos de <text:span text:style-name="T3">los empleados</text:span> <text:span text:style-name="T1">pero</text:span> no esta actualizada </text:p>
          </table:table-cell>
          <table:table-cell table:style-name="Table1.E2" office:value-type="string">
            <text:p text:style-name="P4">La herramienta es intuitiva, contiene datos de <text:span text:style-name="T3">los empleados pero no esta completa</text:span></text:p>
          </table:table-cell>
          <table:table-cell table:style-name="Table1.F2" office:value-type="string">
            <text:p text:style-name="P3">La herramienta satisface completamente las necesidades, es intuitiva, ofrece datos de calidad sobre <text:span text:style-name="T3">los empleados </text:span>y esta 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53:13.133367353</meta:creation-date>
    <dc:date>2016-05-23T16:19:28.734049493</dc:date>
    <meta:editing-duration>PT7M47S</meta:editing-duration>
    <meta:editing-cycles>4</meta:editing-cycles>
    <meta:generator>LibreOffice/5.1.2.2$Linux_X86_64 LibreOffice_project/10m0$Build-2</meta:generator>
    <meta:document-statistic meta:table-count="1" meta:image-count="0" meta:object-count="0" meta:page-count="1" meta:paragraph-count="12" meta:word-count="101" meta:character-count="646" meta:non-whitespace-character-count="556"/>
  </office:meta>
</office:document-meta>
</file>